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38a6e" officeooo:paragraph-rsid="00038a6e"/>
    </style:style>
    <style:style style:name="P2" style:family="paragraph" style:parent-style-name="Standard">
      <style:text-properties officeooo:rsid="00056487" officeooo:paragraph-rsid="00056487"/>
    </style:style>
    <style:style style:name="P3" style:family="paragraph" style:parent-style-name="Standard">
      <style:text-properties officeooo:rsid="00056487" officeooo:paragraph-rsid="000833e5"/>
    </style:style>
    <style:style style:name="T1" style:family="text">
      <style:text-properties officeooo:rsid="0004cadc"/>
    </style:style>
    <style:style style:name="T2" style:family="text">
      <style:text-properties officeooo:rsid="0006dfe3"/>
    </style:style>
    <style:style style:name="T3" style:family="text">
      <style:text-properties officeooo:rsid="000833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. <text:s/><text:span text:style-name="T2">m</text:span>utter <text:span text:style-name="T2">m</text:span>arion kauft essen um die familie zu versorgen, jennifer geht oft in der schule essen,</text:p>
      <text:p text:style-name="P1"><text:s text:c="8"/>jan kauft sich im supermarkt essen wenn er hunger hat.</text:p>
      <text:p text:style-name="P1"/>
      <text:p text:style-name="P1">1.2. <text:s/>- was wird von wem benötigt?</text:p>
      <text:p text:style-name="P1"><text:s text:c="8"/>- wie viel wird benötigt?</text:p>
      <text:p text:style-name="P1"><text:s text:c="8"/>- welche bestände sind vorhanden?</text:p>
      <text:p text:style-name="P1"><text:s text:c="8"/>- wie lange helfen die artikel?</text:p>
      <text:p text:style-name="P1"><text:s text:c="8"/>- wie viel kosten die artikel?</text:p>
      <text:p text:style-name="P1"/>
      <text:p text:style-name="P1">1.3. <text:s/>- <text:span text:style-name="T1">sachen werden nicht doppelt eingekauft</text:span></text:p>
      <text:p text:style-name="P1"><text:s text:c="8"/>- <text:span text:style-name="T1">rationelles vorgehen</text:span></text:p>
      <text:p text:style-name="P1"><text:s text:c="8"/>- <text:span text:style-name="T1">mutter hat den überblick</text:span></text:p>
      <text:p text:style-name="P1"><text:s text:c="8"/>- <text:span text:style-name="T1">mutter ist spezialisiert</text:span></text:p>
      <text:p text:style-name="P1"/>
      <text:p text:style-name="P2">2.1. <text:s/>- <text:span text:style-name="T2">p</text:span>ersonal: <text:span text:style-name="T2">b</text:span>üro<text:span text:style-name="T2">material</text:span> <text:span text:style-name="T2">(verbrauchsmaterial)</text:span>, <text:span text:style-name="T2">b</text:span>etriebsmittel</text:p>
      <text:p text:style-name="P2"><text:s text:c="8"/>- <text:span text:style-name="T2">it-abteilung: büromaterial, betriebsmittel</text:span></text:p>
      <text:p text:style-name="P2"><text:s text:c="8"/>- <text:span text:style-name="T2">buchhaltung: büromaterial, betriebsmittel</text:span></text:p>
      <text:p text:style-name="P3"><text:s text:c="8"/>- <text:span text:style-name="T2">produktion: büromaterial, betriebsmittel, </text:span><text:span text:style-name="T3">werkstoffe</text:span></text:p>
      <text:p text:style-name="P3"><text:s text:c="8"/>- <text:span text:style-name="T3">verkauf: </text:span><text:span text:style-name="T2">büromaterial, betriebsmittel, </text:span><text:span text:style-name="T3">handelsware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18T10:02:33.582264272</meta:creation-date>
    <dc:date>2022-08-18T11:15:21.608874957</dc:date>
    <meta:editing-duration>PT11M36S</meta:editing-duration>
    <meta:editing-cycles>1</meta:editing-cycles>
    <meta:document-statistic meta:table-count="0" meta:image-count="0" meta:object-count="0" meta:page-count="1" meta:paragraph-count="16" meta:word-count="99" meta:character-count="782" meta:non-whitespace-character-count="599"/>
    <meta:generator>LibreOffice/7.3.5.2$MacOSX_X86_64 LibreOffice_project/184fe81b8c8c30d8b5082578aee2fed2ea847c01</meta:generator>
  </office:meta>
</office:document-meta>
</file>